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font-size="12pt"/>
    </style:style>
    <style:style style:name="P2" style:family="paragraph" style:parent-style-name="Normal">
      <style:paragraph-properties fo:break-before="page"/>
      <style:text-properties fo:font-size="12pt"/>
    </style:style>
    <style:style style:name="P3" style:family="paragraph" style:parent-style-name="Normal">
      <style:text-properties fo:font-size="12pt"/>
    </style:style>
    <style:style style:name="P4" style:family="paragraph" style:parent-style-name="Normal">
      <style:paragraph-properties fo:text-align="center" style:justify-single-word="false"/>
      <style:text-properties fo:font-size="12pt" officeooo:paragraph-rsid="0009b25b"/>
    </style:style>
    <style:style style:name="P5" style:family="paragraph" style:parent-style-name="Normal">
      <style:paragraph-properties fo:text-align="center" style:justify-single-word="false"/>
      <style:text-properties fo:font-size="12pt" officeooo:paragraph-rsid="000b03a3"/>
    </style:style>
    <style:style style:name="P6" style:family="paragraph" style:parent-style-name="Normal">
      <style:paragraph-properties fo:text-align="center" style:justify-single-word="false"/>
      <style:text-properties fo:font-size="12pt" officeooo:rsid="0009b25b" officeooo:paragraph-rsid="0009b25b"/>
    </style:style>
    <style:style style:name="P7" style:family="paragraph" style:parent-style-name="Normal">
      <style:paragraph-properties fo:text-align="center" style:justify-single-word="false"/>
      <style:text-properties fo:font-size="12pt" officeooo:rsid="000b03a3" officeooo:paragraph-rsid="000b03a3"/>
    </style:style>
    <style:style style:name="P8" style:family="paragraph" style:parent-style-name="Normal">
      <style:text-properties fo:font-size="12pt" officeooo:paragraph-rsid="000b03a3"/>
    </style:style>
    <style:style style:name="T1" style:family="text">
      <style:text-properties style:text-position="33% 58%"/>
    </style:style>
    <style:style style:name="T2" style:family="text">
      <style:text-properties officeooo:rsid="0009b25b"/>
    </style:style>
    <style:style style:name="T3" style:family="text">
      <style:text-properties officeooo:rsid="000b03a3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Brandon Salazar<text:tab/></text:p>
        <text:p text:style-name="P1">CSE 020</text:p>
        <text:p text:style-name="P1">September 26<text:span text:style-name="T1">th </text:span></text:p>
        <text:p text:style-name="P1"/>
        <text:p text:style-name="P1"><text:span text:style-name="T4">Reflection</text:span></text:p>
        <text:p text:style-name="P1">•How many types of errors were there? </text:p>
        <text:p text:style-name="P1"/>
        <text:p text:style-name="P1"><text:s text:c="5"/>I think the only one was Logical errors, that is all I had to debug in all the programs</text:p>
        <text:p text:style-name="P1"/>
        <text:p text:style-name="P1">•How do you know when you have found every error (bugs)? </text:p>
        <text:p text:style-name="P1"/>
        <text:p text:style-name="P1"><text:s text:c="5"/>It is marked on the side of the whatever line you made an error in <text:s/>with a red “x”</text:p>
        <text:p text:style-name="P1"/>
        <text:p text:style-name="P1">•What was your testing strategy of the modified program after it runs? </text:p>
        <text:p text:style-name="P1"/>
        <text:p text:style-name="P1"><text:s text:c="5"/><text:span text:style-name="T2">I would change it one line at a time to see if it worked, and I would start from the top line and then make my way down the program</text:span></text:p>
        <text:p text:style-name="P1"/>
        <text:p text:style-name="P1"/>
        <text:p text:style-name="P1"><text:span text:style-name="T4">(Assessment) Expressions Evaluation </text:span></text:p>
        <text:p text:style-name="P1">State and explain the results of the following expressions (you may want to show each step of evaluation) : </text:p>
        <text:p text:style-name="P1">•4 + 5 * 6 + 7 / 8 </text:p>
        <text:p text:style-name="P4">4 + 5 * 6 + 7 / 8 <text:s text:c="2"/><text:span text:style-name="T2">Original expression.</text:span></text:p>
        <text:p text:style-name="P6"><text:s text:c="40"/>4+30+7/8 <text:s text:c="2"/>We multiply 5 and 6 and we obtain 30.</text:p>
        <text:p text:style-name="P6"><text:s text:c="36"/>4+30+0.875 <text:s text:c="2"/>We divide 7 by 8 and we obtain 0.875.</text:p>
        <text:p text:style-name="P6"><text:s text:c="58"/>=34.875 <text:s/>We combine like terms and we obtain the result.</text:p>
        <text:p text:style-name="P1">•4 + 5 * 6 &lt; 7 / 8 </text:p>
        <text:p text:style-name="P4">4 + 5 * 6 &lt; 7 / 8 <text:s/><text:span text:style-name="T2">Original expression.</text:span></text:p>
        <text:p text:style-name="P6"><text:s text:c="26"/>4+30 &lt; 7 / 8 <text:s/>We multiply 5 and 6 to obtain 30.</text:p>
        <text:p text:style-name="P6"><text:s text:c="27"/>4+30 &lt; 0.875 <text:s/>We divide 7 by 8 and obtain 0.875.</text:p>
        <text:p text:style-name="P6"><text:s text:c="26"/>34 &lt; 0.875 <text:s/>We add 30 and 4 and obtain 34.</text:p>
        <text:p text:style-name="P6"><text:s text:c="56"/>=False <text:s text:c="2"/>We would obtain a false because 34 is not less</text:p>
        <text:p text:style-name="P6"><text:s text:c="14"/>than 0.875.</text:p>
        <text:p text:style-name="P8">•4 + 5 &gt; 6 &amp;&amp; 7 &lt; 8 </text:p>
        <text:p text:style-name="P5">4 + 5 &gt; 6 &amp;&amp; 7 &lt; 8 <text:s text:c="4"/><text:span text:style-name="T3">Original expression.</text:span></text:p>
        <text:p text:style-name="P7"><text:s text:c="17"/>9 &gt; 6 <text:s/>&amp;&amp; 7 &lt; 8 <text:s text:c="4"/>We add 4 and 4 to obtain 9.</text:p>
        <text:p text:style-name="P7"><text:s text:c="61"/>=True <text:s text:c="4"/>We would obtain a true because 9 is greater </text:p>
        <text:p text:style-name="P7"><text:s text:c="48"/>than <text:s/>6 and 7 is less than 8.</text:p>
        <text:p text:style-name="P1">•1 &amp;&amp; 0 </text:p>
        <text:p text:style-name="P5">1 &amp;&amp; 0 <text:s text:c="8"/><text:span text:style-name="T3">Nothing would happen with this expression</text:span></text:p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en" fo:country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7-09-26T10:34:53.940333051</meta:creation-date>
    <dc:date>2017-09-26T11:57:33.024169709</dc:date>
    <meta:editing-duration>PT5M9S</meta:editing-duration>
    <meta:editing-cycles>1</meta:editing-cycles>
    <meta:document-statistic meta:table-count="0" meta:image-count="0" meta:object-count="0" meta:page-count="1" meta:paragraph-count="31" meta:word-count="310" meta:character-count="1813" meta:non-whitespace-character-count="1062"/>
  </office:meta>
</office:document-meta>
</file>